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66" draw:textarea-horizontal-align="justify" draw:textarea-vertical-align="middle" draw:auto-grow-height="false" fo:min-height="0.851cm" fo:min-width="1.042cm"/>
    </style:style>
    <style:style style:name="gr2" style:family="graphic" style:parent-style-name="standard">
      <style:graphic-properties draw:fill-color="#1c1c1c" draw:textarea-horizontal-align="justify" draw:textarea-vertical-align="middle" draw:auto-grow-height="false" fo:min-height="0.14cm" fo:min-width="0cm"/>
    </style:style>
    <style:style style:name="gr3" style:family="graphic" style:parent-style-name="standard">
      <style:graphic-properties draw:fill-color="#ff0000" draw:textarea-vertical-align="middle"/>
    </style:style>
    <style:style style:name="P1" style:family="paragraph">
      <loext:graphic-properties draw:fill-color="#66ff66"/>
      <style:paragraph-properties fo:text-align="center"/>
    </style:style>
    <style:style style:name="P2" style:family="paragraph">
      <loext:graphic-properties draw:fill-color="#1c1c1c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082cm" svg:height="3.302cm" svg:x="0.254cm" svg:y="0.3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551cm" svg:height="0.55cm" svg:x="0.969cm" svg:y="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5cm" svg:height="0.55cm" svg:x="2.015cm" svg:y="2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" draw:text-style-name="P3" draw:layer="layout" svg:width="1.376cm" svg:height="1.376cm" draw:transform="rotate (0.644026493985908) translate (0.815cm 2.692cm)" draw:kind="cut" draw:start-angle="174.45" draw:end-angle="297.92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5cm" fo:page-height="4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06:38:19.404329092</meta:creation-date>
    <dc:date>2016-12-07T06:36:04.906221494</dc:date>
    <meta:editing-duration>P1DT5H41M51S</meta:editing-duration>
    <meta:editing-cycles>2</meta:editing-cycles>
    <meta:generator>LibreOffice/5.2.3.3$Linux_X86_64 LibreOffice_project/d54a8868f08a7b39642414cf2c8ef2f228f780cf</meta:generator>
    <meta:document-statistic meta:object-count="4"/>
  </office:meta>
</office:document-meta>
</file>